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336cm" fo:margin-left="-0.191cm" table:align="left" style:writing-mode="lr-tb"/>
    </style:style>
    <style:style style:name="Таблица1.A" style:family="table-column">
      <style:table-column-properties style:column-width="8.446cm"/>
    </style:style>
    <style:style style:name="Таблица1.B" style:family="table-column">
      <style:table-column-properties style:column-width="8.8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/>
    </style:style>
    <style:style style:name="P4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7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8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9" style:family="paragraph" style:parent-style-name="Iau_3f_iue">
      <style:paragraph-properties fo:margin-left="0cm" fo:margin-right="0cm" fo:text-align="justify" style:justify-single-word="false" fo:text-indent="1.251cm" style:auto-text-indent="false">
        <style:tab-stops>
          <style:tab-stop style:position="2.279cm"/>
        </style:tab-stops>
      </style:paragraph-properties>
      <style:text-properties fo:font-size="10.5pt" style:font-size-asian="10.5pt" style:font-size-complex="10.5pt"/>
    </style:style>
    <style:style style:name="P10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Iniiaiie_20_oaeno_20_n_20_ionooiii_20_3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2" style:family="paragraph" style:parent-style-name="Iniiaiie_20_oaeno_20_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13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4" style:family="paragraph" style:parent-style-name="caaieiaie_20_2">
      <style:paragraph-properties fo:text-align="center" style:justify-single-word="false"/>
      <style:text-properties fo:font-size="10.5pt" fo:font-weight="normal" style:font-size-asian="10.5pt" style:font-weight-asian="normal" style:font-size-complex="10.5pt"/>
    </style:style>
    <style:style style:name="P15" style:family="paragraph" style:parent-style-name="caaieiaie_20_2">
      <style:paragraph-properties fo:text-align="end" style:justify-single-word="false"/>
      <style:text-properties fo:font-size="10.5pt" fo:font-weight="normal" style:font-size-asian="10.5pt" style:font-weight-asian="normal" style:font-size-complex="10.5pt"/>
    </style:style>
    <style:style style:name="P16" style:family="paragraph" style:parent-style-name="caaieiaie_20_2">
      <style:paragraph-properties fo:text-align="justify" style:justify-single-word="false"/>
      <style:text-properties fo:font-size="10.5pt" fo:font-weight="normal" style:font-size-asian="10.5pt" style:font-weight-asian="normal" style:font-size-complex="10.5pt"/>
    </style:style>
    <style:style style:name="P17" style:family="paragraph" style:parent-style-name="caaieiaie_20_2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font-size="10.5pt" style:font-size-asian="10.5pt" style:font-size-complex="10.5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2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83caff" fo:font-size="10.5pt" fo:font-weight="bold" style:font-size-asian="10.5pt" style:font-weight-asian="bold" style:font-size-complex="10.5pt"/>
    </style:style>
    <style:style style:name="P25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6" style:family="paragraph" style:parent-style-name="Iau_3f_iue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0.5pt"/>
    </style:style>
    <style:style style:name="P27" style:family="paragraph" style:parent-style-name="Iau_3f_iue">
      <style:paragraph-properties fo:text-align="center" style:justify-single-word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8" style:family="paragraph" style:parent-style-name="Iacaaiea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29" style:family="paragraph" style:parent-style-name="Iacaaiea">
      <style:paragraph-properties fo:margin-top="0cm" fo:margin-bottom="0cm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30" style:family="paragraph" style:parent-style-name="Iacaaiea">
      <style:paragraph-properties fo:margin-top="0cm" fo:margin-bottom="0cm" fo:text-align="center" style:justify-single-word="false"/>
      <style:text-properties fo:color="#83caff" fo:font-size="10.5pt" fo:font-weight="bold" style:font-size-asian="10.5pt" style:font-weight-asian="bold" style:font-size-complex="10.5pt"/>
    </style:style>
    <style:style style:name="P31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32" style:family="paragraph" style:parent-style-name="Text_20_body" style:master-page-name="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fo:font-weight="bold"/>
    </style:style>
    <style:style style:name="P33" style:family="paragraph" style:parent-style-name="FR1" style:master-page-name="">
      <style:paragraph-properties fo:margin-left="0.071cm" fo:margin-right="0cm" fo:margin-top="0cm" fo:margin-bottom="0cm" fo:line-height="100%" fo:text-align="center" style:justify-single-word="false" fo:orphans="0" fo:widows="0" fo:text-indent="-0.026cm" style:auto-text-indent="false" style:page-number="auto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4" style:family="paragraph" style:parent-style-name="Standard" style:master-page-name="">
      <style:paragraph-properties fo:margin-left="0cm" fo:margin-right="0cm" fo:text-align="justify" style:justify-single-word="false" fo:orphans="2" fo:widows="2" fo:text-indent="1.27cm" style:auto-text-indent="false" style:page-number="auto"/>
      <style:text-properties style:use-window-font-color="true" fo:font-size="10.5pt" fo:font-weight="bold" fo:background-color="transparent" style:font-size-asian="10.5pt" style:font-weight-asian="bold" style:font-size-complex="10.5pt" style:font-weight-complex="bold"/>
    </style:style>
    <style:style style:name="P35" style:family="paragraph" style:parent-style-name="Iau_3f_iue">
      <style:paragraph-properties fo:margin-left="0cm" fo:margin-right="0cm" fo:text-align="justify" style:justify-single-word="false" fo:orphans="2" fo:widows="2" fo:text-indent="1.27cm" style:auto-text-indent="false"/>
      <style:text-properties fo:font-size="10.5pt" fo:background-color="transparent" style:font-size-asian="10.5pt" style:font-size-complex="10.5pt"/>
    </style:style>
    <style:style style:name="P36" style:family="paragraph" style:parent-style-name="Iau_3f_iue" style:master-page-name="">
      <style:paragraph-properties fo:margin-left="0cm" fo:margin-right="0cm" fo:text-align="justify" style:justify-single-word="false" fo:orphans="2" fo:widows="2" fo:text-indent="1.296cm" style:auto-text-indent="false" style:page-number="auto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37" style:family="paragraph" style:parent-style-name="Iau_3f_iue" style:master-page-name="">
      <style:paragraph-properties fo:margin-left="0cm" fo:margin-right="0cm" fo:text-align="center" style:justify-single-word="false" fo:orphans="2" fo:widows="2" fo:text-indent="0.026cm" style:auto-text-indent="false" style:page-number="auto"/>
      <style:text-properties fo:font-size="10.5pt" fo:font-weight="bold" style:font-size-asian="10.5pt" style:font-weight-asian="bold" style:font-size-complex="10.5pt"/>
    </style:style>
    <style:style style:name="P38" style:family="paragraph" style:parent-style-name="FR1" style:master-page-name="">
      <style:paragraph-properties fo:margin-left="0.071cm" fo:margin-right="0cm" fo:margin-top="0cm" fo:margin-bottom="0cm" fo:line-height="100%" fo:text-align="justify" style:justify-single-word="false" fo:orphans="0" fo:widows="0" fo:text-indent="1.164cm" style:auto-text-indent="false" style:page-number="auto">
        <style:tab-stops/>
      </style:paragraph-properties>
      <style:text-properties fo:font-size="10.5pt" style:font-size-asian="10.5pt" style:font-size-complex="10.5pt"/>
    </style:style>
    <style:style style:name="P39" style:family="paragraph" style:parent-style-name="Standard" style:list-style-name="L6">
      <style:paragraph-properties fo:text-align="justify" style:justify-single-word="false"/>
      <style:text-properties fo:font-size="10.5pt" style:font-size-asian="10.5pt" style:font-size-complex="10.5pt"/>
    </style:style>
    <style:style style:name="P40" style:family="paragraph" style:parent-style-name="Standard" style:list-style-name="L13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42" style:family="paragraph" style:parent-style-name="Standard" style:list-style-name="L6">
      <style:paragraph-properties fo:margin-left="0cm" fo:margin-right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44" style:family="paragraph" style:parent-style-name="Standard" style:list-style-name="L7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5" style:family="paragraph" style:parent-style-name="Standard" style:list-style-name="L14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6" style:family="paragraph" style:parent-style-name="Text_20_body" style:master-page-name="Standard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style:use-window-font-color="true" fo:font-size="10.5pt" fo:font-weight="bold" style:font-size-asian="10.5pt" style:font-weight-asian="bold" style:font-size-complex="10.5pt"/>
    </style:style>
    <style:style style:name="P47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8" style:family="paragraph" style:parent-style-name="Iau_3f_iue" style:list-style-name="L6">
      <style:paragraph-properties fo:text-align="justify" style:justify-single-word="false"/>
      <style:text-properties fo:font-size="10.5pt" style:font-size-asian="10.5pt" style:font-size-complex="10.5pt"/>
    </style:style>
    <style:style style:name="P49" style:family="paragraph" style:parent-style-name="Iau_3f_iue" style:list-style-name="L8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0" style:family="paragraph" style:parent-style-name="Iau_3f_iue" style:list-style-name="L9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1" style:family="paragraph" style:parent-style-name="Iau_3f_iue" style:list-style-name="L10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2" style:family="paragraph" style:parent-style-name="Iau_3f_iue" style:list-style-name="L12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3" style:family="paragraph" style:parent-style-name="Iau_3f_iue" style:list-style-name="L15">
      <style:paragraph-properties fo:margin-left="0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54" style:family="paragraph" style:parent-style-name="Iniiaiie_20_oaeno_20_3" style:list-style-name="L11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55" style:family="paragraph" style:parent-style-name="Iniiaiie_20_oaeno_20_3" style:list-style-name="L1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56" style:family="paragraph" style:parent-style-name="FR1" style:list-style-name="L2">
      <style:paragraph-properties fo:margin-left="-0.026cm" fo:margin-right="0cm" fo:margin-top="0cm" fo:margin-bottom="0cm" fo:line-height="100%" fo:text-align="justify" style:justify-single-word="false" fo:text-indent="1.27cm" style:auto-text-indent="false">
        <style:tab-stops/>
      </style:paragraph-properties>
      <style:text-properties fo:font-size="10.5pt" style:font-size-asian="10.5pt" style:font-size-complex="10.5pt"/>
    </style:style>
    <style:style style:name="P57" style:family="paragraph" style:parent-style-name="FR1" style:list-style-name="L6">
      <style:paragraph-properties fo:margin-left="-0.026cm" fo:margin-right="0cm" fo:margin-top="0cm" fo:margin-bottom="0cm" fo:line-height="100%" fo:text-align="justify" style:justify-single-word="false" fo:text-indent="1.27cm" style:auto-text-indent="false">
        <style:tab-stops/>
      </style:paragraph-properties>
      <style:text-properties fo:font-size="10.5pt" style:font-size-asian="10.5pt" style:font-size-complex="10.5pt"/>
    </style:style>
    <style:style style:name="P58" style:family="paragraph" style:parent-style-name="FR1" style:list-style-name="L3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9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60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61" style:family="paragraph" style:parent-style-name="FR1" style:list-style-name="L5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62" style:family="paragraph" style:parent-style-name="FR1" style:list-style-name="L6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63" style:family="paragraph" style:parent-style-name="FR1" style:list-style-name="L6">
      <style:paragraph-properties fo:margin-top="0cm" fo:margin-bottom="0cm" fo:line-height="100%" fo:text-align="justify" style:justify-single-word="false"/>
      <style:text-properties fo:font-size="10.5pt" style:font-size-asian="10.5pt" style:font-size-complex="10.5pt"/>
    </style:style>
    <style:style style:name="P64" style:family="paragraph" style:parent-style-name="Iniiaiie_20_oaeno_20_2" style:list-style-name="L1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complex="bold"/>
    </style:style>
    <style:style style:name="T5" style:family="text">
      <style:text-properties style:font-name="Times New Roman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fo:font-size="10.5pt" fo:font-weight="bold" style:font-size-asian="10.5pt" style:font-size-complex="10.5pt"/>
    </style:style>
    <style:style style:name="T8" style:family="text">
      <style:text-properties fo:color="#000000" fo:font-size="10.5pt" style:font-size-asian="10.5pt" style:font-size-complex="10.5pt"/>
    </style:style>
    <style:style style:name="T9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color="#000000" fo:font-weight="bold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variant="normal" fo:text-transform="none" fo:color="#000000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риложение № 8</text:p>
      <text:p text:style-name="P32">к распоряжению КУМИ г.Братска</text:p>
      <text:p text:style-name="P32">от 28.11.2013 года № 1577</text:p>
      <text:p text:style-name="P24"/>
      <text:p text:style-name="P30">Бланк договора аренды на 2014г. до одного года и долгосрочный (транспорт)</text:p>
      <text:p text:style-name="P30">без торгов без оценки без акта и с актом</text:p>
      <text:p text:style-name="P29">ДОГОВОР № ____/14</text:p>
      <text:p text:style-name="P26">аренды муниципального имущества</text:p>
      <text:p text:style-name="P14">Российская Федерация, Иркутская область, город Братск</text:p>
      <text:p text:style-name="P15">от ________2013 года</text:p>
      <text:p text:style-name="P16"/>
      <text:p text:style-name="P1"><text:span text:style-name="T5">Комитет по управлению муниципальным имуществом администрации города Братска, в лице председателя _______________________, действующего на основании Положения о комитете, именуемый в дальнейшем Арендодатель, с одной стороны, и ООО (ИП)___________, з</text:span><text:span text:style-name="T6">арегистрировано ИФНС ________ за основным государственным регистрационным номером ___________, </text:span><text:span text:style-name="T5">в лице генерального директора _______________, действующего на основании устава, паспорт _________выдан отделом УФМС России ___________, дата выдачи ________, именуемое в дальнейшем Арендатор, с другой стороны, именуемые в дальнейшем Стороны, заключили настоящий Договор о нижеследующем:</text:span></text:p>
      <text:p text:style-name="P1"/>
      <text:p text:style-name="P17">1. ПРЕДМЕТ ДОГОВОРА</text:p>
      <text:p text:style-name="P1"><text:span text:style-name="T1">1.1.</text:span> По настоящему договору Арендодатель передает, а Арендатор принимает в аренду муниципальное имущество, согласно прилагаемому перечню (Приложение 1), (далее - Транспорт).</text:p>
      <text:p text:style-name="P1"><text:span text:style-name="T3">Балансовая стоимость </text:span><text:span text:style-name="T3">Транспорта</text:span><text:span text:style-name="T3"> ____</text:span><text:span text:style-name="T4">_____________.</text:span></text:p>
      <text:p text:style-name="P7"><text:span text:style-name="T1">1.2.</text:span> Транспорт принадлежит Арендодателю на праве собственности.</text:p>
      <text:p text:style-name="P7">На момент заключения настоящего Договора, Транспорт, передаваемый в аренду, не заложен, не арестован, не обременен правами третьих лиц.</text:p>
      <text:p text:style-name="P4"><text:span text:style-name="T1">1.3.</text:span> Размер арендной платы составляет:</text:p>
      <text:p text:style-name="P4"><text:span text:style-name="T2">в год, руб.</text:span> <text:s text:c="40"/><text:span text:style-name="T2">в месяц, руб. <text:s text:c="5"/></text:span><text:span text:style-name="T3">(Приложение </text:span><text:span text:style-name="T3">2</text:span><text:span text:style-name="T3">)</text:span></text:p>
      <text:p text:style-name="P5"/>
      <text:p text:style-name="P4">Налог на добавленную стоимость (НДС) в арендную плату не входит.</text:p>
      <text:p text:style-name="P4">Налог на добавленную стоимость оплачивается Арендатором самостоятельно на счет Управления Федерального казначейства по Иркутской области.</text:p>
      <text:p text:style-name="P8">Порядок внесения арендной платы определен в разделе 2 настоящего Договора.</text:p>
      <text:list xml:id="list2749311870621334288" text:style-name="L1">
        <text:list-item>
          <text:list>
            <text:list-item>
              <text:p text:style-name="P64">Указанный Транспорт предоставляется Арендатору в аренду для использования__________.</text:p>
            </text:list-item>
            <text:list-item>
              <text:p text:style-name="P64">Срок действия настоящего Договора <text:span text:style-name="T1">с «__» _______ 2014 года до «___»_______ 20__ года.</text:span> По истечении срока действия настоящего Договора, Договор продлению не подлежит.</text:p>
            </text:list-item>
          </text:list>
        </text:list-item>
      </text:list>
      <text:p text:style-name="P4"/>
      <text:p text:style-name="P26">2. ПОРЯДОК РАСЧЕТОВ</text:p>
      <text:p text:style-name="P1"><text:span text:style-name="T1">2.1</text:span>. Арендная плата за пользование Транспортом, подлежащая перечислению Арендатором Арендодателю на расчетный счет Управления Федерального казначейства по Иркутской области (КУМИ г. Братска), выплачивается ежемесячно <text:span text:style-name="T1">по ______ руб.</text:span>, без учета НДС, <text:span text:style-name="T3">до первого числа месяца, следующего за текущим.</text:span></text:p>
      <text:p text:style-name="P2"><text:span text:style-name="T12">Арендатор, после заключения Договора, обязан произвести оплату </text:span>арендной платы за месяц, в котором заключен Договор, <text:span text:style-name="T12">в течении пяти </text:span>календарных дней.</text:p>
      <text:p text:style-name="P10">Датой оплаты Арендатором арендной платы считается дата поступления денежных средств на расчетный счет Арендодателя.</text:p>
      <text:p text:style-name="P8">В платежном поручении указываются назначение платежа, номер договора, дата заключения.</text:p>
      <text:p text:style-name="P8"><text:span text:style-name="T1">2.</text:span><text:span text:style-name="T1">2</text:span><text:span text:style-name="T1">. </text:span><text:span text:style-name="T3">Арендная плата может быть изменена Арендодателем в одностороннем порядке не более одного раза в год, в соответствии с Методикой расчета арендной платы за </text:span><text:span text:style-name="T3">и</text:span><text:span text:style-name="T3">мущество, находящееся в собственности муниципального образования города Братска, утверждаемой постановлением администрации муниципального образования города Братска и действующей на момент</text:span><text:span text:style-name="T3"> изменения арендной платы.</text:span></text:p>
      <text:p text:style-name="P8"><text:span text:style-name="T2">2.3.</text:span> Оплату работ по текущему и капитальному ремонту арендуемого Транспорта и связанные с этими работами услуги сторонних организаций Арендатор обеспечивает за счет своих средств, и эти затраты в стоимость арендной платы не входят. Произведенные Арендатором неотделимые улучшения Транспорта являются собственностью Арендодателя. При прекращении Договора, Арендатор не имеет прав на возмещение стоимости произведенных улучшений арендуемого Транспорта.</text:p>
      <text:p text:style-name="P8"><text:span text:style-name="T1">2.4.</text:span> При наличии письменного согласования Арендодателя, Арендатор может сдавать в субаренду <text:s/>часть арендуемого Транспорта. При сдаче Транспорта в субаренду, годовая арендная плата за каждую <text:soft-page-break/>единицу увеличивается в полтора раза.</text:p>
      <text:p text:style-name="P11"/>
      <text:p text:style-name="P33">3. ПРАВА И ОБЯЗАННОСТИ СТОРОН</text:p>
      <text:p text:style-name="P3">3.1. Арендодатель обязан:</text:p>
      <text:list xml:id="list765810691738822024" text:style-name="L2">
        <text:list-item>
          <text:list>
            <text:list-item>
              <text:list>
                <text:list-item>
                  <text:p text:style-name="P56">Передача Транспорта, в соответствии с п.1.1. настоящего Договора, на основании двустороннего акта приема-передачи не требуется, так как указанный Транспорт находится в аренде у данного Арендатора по договору аренды муниципального имущества от _______ № ___. Имущество считается переданным с даты подписания настоящего Договора.</text:p>
                </text:list-item>
              </text:list>
            </text:list-item>
          </text:list>
        </text:list-item>
      </text:list>
      <text:p text:style-name="P38"><text:span text:style-name="T12">(</text:span><text:span text:style-name="T2">3.1.1.</text:span><text:span text:style-name="T12"> Передать в течение пяти календарных дней после даты подписания настоящего Договора Арендатору Транспорт, в соответствии с п. 1.1 настоящего Договора, на основании двустороннего акта приема-передачи с указанием технического состояния и назначения Транспорта на момент сдачи его в аренду (Приложение 3)).</text:span></text:p>
      <text:list xml:id="list31372379" text:continue-numbering="true" text:style-name="L2">
        <text:list-item>
          <text:list>
            <text:list-item>
              <text:list>
                <text:list-item>
                  <text:p text:style-name="P56">Письменно информировать об изменении размера арендной платы Арендатора. При уклонении Арендатора от получения уведомления, Арендатор считается уведомленным надлежащим образом.</text:p>
                </text:list-item>
              </text:list>
            </text:list-item>
          </text:list>
        </text:list-item>
      </text:list>
      <text:list xml:id="list65719115471275078" text:style-name="L3">
        <text:list-item>
          <text:list>
            <text:list-item>
              <text:p text:style-name="P58">Арендодатель имеет право:</text:p>
            </text:list-item>
          </text:list>
        </text:list-item>
      </text:list>
      <text:list xml:id="list8697276288715822511" text:style-name="L4">
        <text:list-item>
          <text:list>
            <text:list-item>
              <text:list>
                <text:list-item>
                  <text:p text:style-name="P60">Проверять техническое состояние и целевое использование Транспорта.</text:p>
                </text:list-item>
                <text:list-item>
                  <text:p text:style-name="P59"><text:span text:style-name="T3">Досрочно расторгнуть Договор в случаях и порядке, указанн</text:span><text:span text:style-name="T3">ых</text:span><text:span text:style-name="T3"> в </text:span><text:span text:style-name="T3">разделе 5 настоящего Договора.</text:span></text:p>
                </text:list-item>
              </text:list>
            </text:list-item>
          </text:list>
        </text:list-item>
      </text:list>
      <text:list xml:id="list66138553079886541" text:style-name="L5">
        <text:list-item>
          <text:list>
            <text:list-item>
              <text:p text:style-name="P61"><text:span text:style-name="T1">Арендатор обяз</text:span><text:span text:style-name="T1">ан</text:span><text:span text:style-name="T1">:</text:span></text:p>
            </text:list-item>
          </text:list>
        </text:list-item>
      </text:list>
      <text:list xml:id="list3249506195771884488" text:style-name="L6">
        <text:list-item>
          <text:list>
            <text:list-item>
              <text:list>
                <text:list-item>
                  <text:p text:style-name="P57">Прием Транспорта, в соответствии с п.1.1. настоящего Договора, на основании двустороннего акта приема-передачи не требуется, так как указанное Имущество находится в аренде у данного Арендатора по договору аренды муниципального имущества от _______ № ___.</text:p>
                </text:list-item>
              </text:list>
            </text:list-item>
          </text:list>
        </text:list-item>
      </text:list>
      <text:p text:style-name="P38">(<text:span text:style-name="T2">3.3.1.</text:span> Передать в течение пяти календарных дней после даты подписания настоящего Договора Арендатору Транспорт, в соответствии с п. 1.1 настоящего Договора, на основании двустороннего акта приема-передачи с указанием технического состояния и назначения Транспорта на момент сдачи его в аренду (Приложение 3)).</text:p>
      <text:list xml:id="list31367501" text:continue-numbering="true" text:style-name="L6">
        <text:list-item>
          <text:list>
            <text:list-item>
              <text:list>
                <text:list-item>
                  <text:p text:style-name="P62">В течение всего срока настоящего договора поддерживать Транспорт в технически исправном состоянии, производить текущие заявочные ремонты, согласно норм пробега.</text:p>
                </text:list-item>
                <text:list-item>
                  <text:p text:style-name="P62"><text:s/>Нести расходы на содержание арендованного Транспорта и расходы, возникшие с его эксплуатацией.</text:p>
                </text:list-item>
                <text:list-item>
                  <text:p text:style-name="P62"><text:s/>Своевременно производить арендные платежи.</text:p>
                </text:list-item>
                <text:list-item>
                  <text:p text:style-name="P62">Осуществлять за свой счет заправку транспорта ГСМ в период использования Транспорта по настоящему договору.</text:p>
                </text:list-item>
                <text:list-item>
                  <text:p text:style-name="P62">Устранять последствия аварии и повреждения Транспорта, которые возникли во время эксплуатации его Арендатором.</text:p>
                </text:list-item>
                <text:list-item>
                  <text:p text:style-name="P62">Не передавать без письменного разрешения Арендодателя другим организациям, юридическим и частным лицам арендованный Транспорт.</text:p>
                </text:list-item>
                <text:list-item>
                  <text:p text:style-name="P62">Осуществлять регулярную проверку технического состояния Транспорта.</text:p>
                </text:list-item>
                <text:list-item>
                  <text:p text:style-name="P62">Обеспечивать охрану Транспорта.</text:p>
                </text:list-item>
                <text:list-item>
                  <text:p text:style-name="P62">Возмещать затраты, понесенные Арендодателем в части уплаты транспортного налога по итогам каждого отчетного периода (квартала) в виде авансовых платежей не позднее 20 апреля, 20 июля, 20 октября; по итогам налогового периода (календарного года) не позднее 20 января, за вычетом сумм, уплаченных в виде авансового платежа, по следующим реквизитам:</text:p>
                </text:list-item>
              </text:list>
            </text:list-item>
          </text:list>
          <text:p text:style-name="P39">Получатель: Управление Федерального казначейства по Иркутской области (КУМИ г. Братска)</text:p>
          <text:p text:style-name="P39">Банк получателя: ГРКЦ ГУ Банка России по Иркутской области</text:p>
          <text:p text:style-name="P39">БИК 042520001, Сч. № 401 018 109 000 000 100 01</text:p>
          <text:p text:style-name="P39">ИНН/КПП 3803201800/380401001</text:p>
          <text:p text:style-name="P39">КБК 90111705040041000180, ОКАТО 25414000000</text:p>
          <text:p text:style-name="P42">Назначение платежа: прочие поступления от использования имущества, находящегося в собственности городских округов в части уплаты транспортного налога.</text:p>
        </text:list-item>
      </text:list>
      <text:list xml:id="list1448478950292899381" text:style-name="L7">
        <text:list-item>
          <text:list>
            <text:list-item>
              <text:list>
                <text:list-item>
                  <text:p text:style-name="P44">Предоставлять Арендодателю по итогам каждого отчетного периода (за первый, второй, третий квартал) и налогового периода (за год) следующие документы: расчет суммы транспортного налога в разрезе каждой единицы транспортного средства в сроки, предусмотренные п. 3.3.10 Договора и копию платежного документа денежных средств, предусмотренных пунктом 3.3.10 Договора.</text:p>
                </text:list-item>
                <text:list-item>
                  <text:p text:style-name="P44">В течение 10 календарных дней со дня подписания настоящего Договора, за счет собственных средств, застраховать Транспорт по рискам: поджег, взрыв, теракт и т.д., с условиями, что выгодоприобретателем является Арендодатель. В течение 5 календарных дней, с момента заключения договора страхования, предоставить копию договора страхования Арендодателю.</text:p>
                </text:list-item>
                <text:list-item>
                  <text:p text:style-name="P44"><text:soft-page-break/><text:s/>В течение последнего дня срока действия Договора, либо в день досрочного расторжения Договора, передать Транспорт Арендодателю по акту приема-передачи, в техническом состоянии не хуже, чем указано в акте приема-передачи на дату заключения Договора с учетом нормального износа, если иное не предусмотрено соглашением Сторон, за исключением случая предусмотренным п.7.5 настоящего Договора.</text:p>
                </text:list-item>
              </text:list>
            </text:list-item>
          </text:list>
        </text:list-item>
      </text:list>
      <text:p text:style-name="P13"><text:span text:style-name="T13">3.4. </text:span><text:span text:style-name="T11">Арендатор</text:span><text:span text:style-name="T10"> имеет право:</text:span></text:p>
      <text:p text:style-name="P6"><text:span text:style-name="T7">3.4.1. </text:span><text:span text:style-name="T9">Требовать передачу Имущества в сроки, указанные 3.1.1. настоящего Договора.</text:span></text:p>
      <text:p text:style-name="P6"><text:span text:style-name="T7">3.4.2. </text:span><text:span text:style-name="T8">По истечении срока договора имеет при прочих равных условиях преимущественное право перед другими лицами на заключение договора аренды Имущества на новый срок при условии надлежащего исполнения обязанностей по настоящему договору в течение срока его действия.</text:span></text:p>
      <text:list xml:id="list31344346" text:continue-numbering="true" text:style-name="L7">
        <text:list-item>
          <text:list>
            <text:list-item>
              <text:list>
                <text:list-header>
                  <text:p text:style-name="P44"/>
                </text:list-header>
              </text:list>
            </text:list-item>
          </text:list>
        </text:list-item>
      </text:list>
      <text:p text:style-name="P27">4. ОТВЕТСТВЕННОСТЬ СТОРОН И ПОРЯДОК РАЗРЕШЕНИЯ СПОРОВ</text:p>
      <text:list xml:id="list321522530248128246" text:style-name="L8">
        <text:list-item>
          <text:list>
            <text:list-item>
              <text:p text:style-name="P49">В случае неуплаты Арендатором арендной платы в сроки, предусмотренные в п. 2.1 настоящего Договора, Арендатор должен выплатить Арендодателю пеню за просрочку платежа в размере 0,1 % (1/300 ставки рефинансирования ЦБ РФ) от суммы задолженности, за каждый день просрочки платежа.</text:p>
            </text:list-item>
            <text:list-item>
              <text:p text:style-name="P49">В случае нарушения Арендатором сроков внесения арендной платы, Арендодатель вправе взыскать с Арендатора, в установленном порядке, задолженность и пеню, установленную п.4.1 Договора, образовавшиеся на момент взыскания, и потребовать от Арендатора внесения арендной платы досрочно, но не более, чем за два срока вперед, а также расторжения в судебном порядке договора и передачи Транспорта Арендодателю.</text:p>
            </text:list-item>
          </text:list>
        </text:list-item>
      </text:list>
      <text:p text:style-name="P7"><text:span text:style-name="T2">4.3.</text:span> Арендатор уплачивает Арендодателю штраф в следующих случаях:</text:p>
      <text:p text:style-name="P7">а) при передаче Арендатором Транспорта или его части в субаренду или в пользование третьим лицам без предварительного письменного разрешения Арендодателя в размере 20% годовой арендной платы на момент выявления нарушения;</text:p>
      <text:p text:style-name="P7">б) при использовании Транспорта или его части не по целевому назначению (п.1.4) в размере 20% от годовой арендной платы на момент выявления нарушения;</text:p>
      <text:p text:style-name="P7">в) за невыполнение какого-либо обязательства, предусмотренного настоящим Договором, Арендатор оплачивает неустойку в размере 20% от годовой арендной платы.</text:p>
      <text:p text:style-name="P7">Доказательством нарушения являются акты проверки использования Транспорта или любые другие доказательства, предусмотренные законодательством.</text:p>
      <text:list xml:id="list4568635074620081368" text:style-name="L9">
        <text:list-item>
          <text:list>
            <text:list-item>
              <text:p text:style-name="P50">Уплата пени (штрафов), установленных настоящим Договором, не освобождает Арендатора от выполнения обязательств по настоящему Договору.</text:p>
            </text:list-item>
            <text:list-item>
              <text:p text:style-name="P50">Разногласия, возникшие при заключении и исполнении Договора, подлежат разрешению в Арбитражном суде Иркутской области.</text:p>
            </text:list-item>
            <text:list-item>
              <text:p text:style-name="P50">Изменение собственника (Арендодателя) не влечет за собой изменение условий заключенного договора аренды.</text:p>
            </text:list-item>
            <text:list-item>
              <text:p text:style-name="P50">Риск случайной гибели или случайного повреждения имущества несет Арендатор. В случае гибели или повреждения Транспорта, Арендатор обязан возместить Арендодателю убытки в полной мере.</text:p>
            </text:list-item>
            <text:list-item>
              <text:p text:style-name="P50">Арендодатель не отвечает за недостатки Транспорта, которые оговорены в акте приема-передачи к Договору либо обнаруженные Арендатором при последующем осмотре Транспорта.</text:p>
            </text:list-item>
          </text:list>
        </text:list-item>
      </text:list>
      <text:list xml:id="list31345347" text:continue-list="list31367501" text:style-name="L6">
        <text:list-header>
          <text:p text:style-name="P63"/>
        </text:list-header>
      </text:list>
      <text:p text:style-name="P25">5. ПРЕКРАЩЕНИЕ ДЕЙСТВИЯ ДОГОВОРА</text:p>
      <text:list xml:id="list2776089088359727702" text:style-name="L10">
        <text:list-item>
          <text:list>
            <text:list-item>
              <text:p text:style-name="P51">Договор аренды может быть расторгнут досрочно по требованию Арендатора в следующих случаях:</text:p>
            </text:list-item>
          </text:list>
        </text:list-item>
      </text:list>
      <text:p text:style-name="P7"><text:span text:style-name="T2">5.1.1.</text:span> Если арендуемый Транспорт в силу обстоятельств, за которые Арендатор не отвечает, окажется в состоянии непригодном для использования.</text:p>
      <text:p text:style-name="P7"><text:span text:style-name="T2">5.1.2.</text:span> При обнаружении скрытых дефектов в арендуемом Транспорте.</text:p>
      <text:p text:style-name="P7">В случае досрочного расторжения настоящего Договора Арендатором он обязан письменно уведомить Арендодателя за месяц до предполагаемого срока расторжения договора, а Арендодатель должен возвратить внесенные платежи за неиспользованный срок аренды.</text:p>
      <text:p text:style-name="P7"><text:span text:style-name="T2">5.2.</text:span> Договор аренды может быть расторгнут досрочно по требованию Арендодателя по истечению месяца со дня предупреждения в следующих случаях:</text:p>
      <text:p text:style-name="P7"><text:span text:style-name="T2">5.2.1.</text:span> При использовании Арендатором Транспорта (в целом или его части) не в соответствии с условиями Договора аренды.</text:p>
      <text:p text:style-name="P9"><text:span text:style-name="T2">5.2.2.</text:span><text:tab/>Если Арендатор умышленно или по неосторожности ухудшает состояние Транспорта, <text:s text:c="2"/>сданного в аренду.</text:p>
      <text:p text:style-name="P7"><text:span text:style-name="T2">5.2.3.</text:span> При не выполнении Арендатором требований, установленных пунктам 3.3.2, 3.3.7, 3.3.8, 3.3.9, 3.3.11, 3.3.12 настоящего Договора аренды.</text:p>
      <text:p text:style-name="P34"><text:soft-page-break/>5.2.4. <text:span text:style-name="T3">Если Арендатор по истечении установленного договором срока платежа не внес арендную плату и (или) за систематическое внесение (более двух раз) арендной платы не в полном размере, определенном Договором;</text:span></text:p>
      <text:p text:style-name="P36">5.2.5. <text:span text:style-name="T3">В иных, предусмотренных действующим законодательством случаях.</text:span></text:p>
      <text:p text:style-name="P35"><text:span text:style-name="T2">5.2.6.</text:span> В случае, если Арендодатель нуждается в Имуществе, Арендодатель предупреждает Арендатора не менее чем за один месяц. Арендатор обязан расторгнуть настоящий Договор и сдать Имущество по акту приема-передачи Арендодателю.</text:p>
      <text:p text:style-name="P7"><text:span text:style-name="T1">5.3</text:span>. Договор аренды подлежит досрочному расторжению, если Арендатор более двух раз подряд по истечении установленного договором срока платежа не внес арендную плату и (или) за <text:s/>систематическое невнесение (более двух раз) арендной платы не в полном размере, определенном Договором.</text:p>
      <text:p text:style-name="P7"><text:span text:style-name="T1">5.4</text:span>. В случае досрочного возврата Арендатором арендуемого по настоящему Договору Транспорта без уведомления Арендодателя и оформления акта приема-передачи, Арендодатель имеет право на односторонний отказ от исполнения Договора аренды.</text:p>
      <text:p text:style-name="P7">Арендодатель направляет Арендатору уведомление об одностороннем отказе от исполнения Договора аренды заказным письмом. Договор считается расторгнутым без обращения в суд с даты, <text:s/>указанной в уведомлении.</text:p>
      <text:p text:style-name="P7"><text:span text:style-name="T2">5.5.</text:span> Стороны вправе расторгнуть настоящий Договор по иным основаниям, предусмотренным <text:s text:c="2"/>действующим законодательством РФ.</text:p>
      <text:list xml:id="list31356007" text:continue-list="list31345347" text:style-name="L6">
        <text:list-item>
          <text:list>
            <text:list-header>
              <text:p text:style-name="P48"/>
            </text:list-header>
          </text:list>
        </text:list-item>
      </text:list>
      <text:p text:style-name="P25">6. ФОРС-МАЖОР</text:p>
      <text:p text:style-name="P7"><text:span text:style-name="T1">6.1.</text:span> Стороны освобождаются от ответственности за полное или частичное неисполнение своих обязательств по настоящему Договору, если такое неисполнение будет являться следствием обстоятельств непреодолимой силы, т.е. чрезвычайных и непредотвратимых при данных условиях обстоятельств, возникших после заключения настоящего Договора помимо воли и вне контроля Сторон, которые Стороны не могли предвидеть: военных действий, массовых беспорядков, стихийных бедствий, <text:s text:c="6"/>забастовок, блокады и др.; в силу установленной на основании закона Правительством РФ отсрочки исполнения обязательств (мораторий); в силу приостановления действия закона или иного правового акта, регулирующего соответствующее отношение.</text:p>
      <text:p text:style-name="P7"><text:span text:style-name="T1">6.2.</text:span> При наступлении вышеуказанных обстоятельств Сторона, для которой создалась невозможность выполнения своих обязательств по настоящему Договору, должна в пятидневный срок письменно известить другую Сторону о наступлении вышеуказанных обстоятельств. Извещение должно содержать данные о характере форс-мажорных обстоятельств и оценку их влияния на исполнение Стороной своих обязательств.</text:p>
      <text:p text:style-name="P7">Если обстоятельства непреодолимой силы действуют на протяжении трех последующих месяцев, и не обнаруживают признаков прекращения, настоящий Договор может быть расторгнут Сторонами посредством направления противоположной Стороне соответствующего уведомления.</text:p>
      <text:p text:style-name="P7"><text:span text:style-name="T1">6.3.</text:span> Если любое из таких обстоятельств непосредственно влияет на исполнение обязательств в <text:s text:c="2"/>срок, установленный настоящим Договором, то этот срок по письменному соглашению Сторон соразмерно отодвигается на время соответствующего обстоятельства.</text:p>
      <text:p text:style-name="P7"><text:span text:style-name="T1">6.4</text:span>. Факт наступления форс-мажорных обстоятельств должен быть подтвержден Свидетельством (заключением) соответствующих органов.</text:p>
      <text:p text:style-name="P7"><text:span text:style-name="T1">6.5</text:span>. Свидетельство, выданное соответствующей Торгово-промышленной Палатой или иным компетентным органом, является достаточным подтверждением наличия и продолжительности действия непреодолимой силы.</text:p>
      <text:p text:style-name="P12"><text:span text:style-name="T1">6.6</text:span>. После прекращения действия обстоятельств непреодолимой силы стороны возобновляют исполнение обязательств по настоящему Договору.</text:p>
      <text:p text:style-name="P12"><text:span text:style-name="T2">6.7. </text:span>После заключения настоящего Договора вся предшествующая переписка и документы по вопросам, являющимся его предметом, теряют силу.</text:p>
      <text:list xml:id="list5581910852470688725" text:style-name="L11">
        <text:list-item>
          <text:list>
            <text:list-header>
              <text:p text:style-name="P54"/>
            </text:list-header>
          </text:list>
        </text:list-item>
      </text:list>
      <text:p text:style-name="P37">7. ЗАКЛЮЧИТЕЛЬНЫЕ ПОЛОЖЕНИЯ</text:p>
      <text:list xml:id="list2326578251988222217" text:style-name="L12">
        <text:list-item>
          <text:list>
            <text:list-item>
              <text:p text:style-name="P52">Настоящий договор составлен в двух экземплярах, имеющих одинаковую юридическую силу, которые хранятся по одному у каждой из Сторон.</text:p>
            </text:list-item>
            <text:list-item>
              <text:p text:style-name="P52">Все изменения к Договору, кроме изменения размера арендной платы, возможны только по соглашению сторон и оформляются Сторонами в письменной форме.</text:p>
            </text:list-item>
          </text:list>
        </text:list-item>
      </text:list>
      <text:p text:style-name="P7"><text:span text:style-name="T2">7.3.</text:span><text:span text:style-name="T3"> </text:span>В случае реорганизации юридического лица, являющегося стороной настоящего Договора, все его права и обязанности по настоящему Договору переходят к его правопреемнику.</text:p>
      <text:list xml:id="list1274356988551849101" text:style-name="L13">
        <text:list-item>
          <text:list>
            <text:list-item>
              <text:p text:style-name="P55">По всем вопросам не урегулированным настоящим Договором стороны руководствуются действующим законодательством.</text:p>
            </text:list-item>
            <text:list-item>
              <text:p text:style-name="P55"><text:soft-page-break/>При перезаключении Договора аренды на новый срок акт приема-передачи Транспорта не оформляется.</text:p>
            </text:list-item>
          </text:list>
        </text:list-item>
      </text:list>
      <text:p text:style-name="P12"/>
      <text:list xml:id="list31350435" text:continue-numbering="true" text:style-name="L13">
        <text:list-item>
          <text:p text:style-name="P40">ОСОБЫЕ УСЛОВИЯ</text:p>
        </text:list-item>
      </text:list>
      <text:list xml:id="list4964911705938310263" text:style-name="L14">
        <text:list-item>
          <text:list>
            <text:list-item>
              <text:p text:style-name="P45">Арендатор несет ответственность за вред, причиненный третьим лицам в соответствии с <text:s/>правилами главы 59 ГК РФ.</text:p>
            </text:list-item>
          </text:list>
        </text:list-item>
      </text:list>
      <text:p text:style-name="P22"/>
      <text:p text:style-name="P22"/>
      <text:list xml:id="list1156178598443781616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3">9. ЮРИДИЧЕСКИЕ АДРЕСА И РЕКВИЗИТЫ СТОРОН</text:p>
                                  <text:p text:style-name="P53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7" text:outline-level="1">АРЕНДОДАТЕЛЬ<text:tab/><text:tab/><text:tab/><text:tab/><text:tab/>АРЕНДАТОР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Комитет по управлению муниципальным<text:tab/></text:p>
            <text:p text:style-name="P18">имуществом администрации города Братска</text:p>
            <text:p text:style-name="P28">г. Братск, пр. Ленина, 37</text:p>
            <text:p text:style-name="P28">т.349060, т/ф 349065</text:p>
            <text:p text:style-name="P28">ИНН 3803201800, КПП 380401001</text:p>
            <text:p text:style-name="P28"/>
            <text:p text:style-name="P28"/>
            <text:p text:style-name="P28">_________________ <text:s text:c="8"/></text:p>
            <text:p text:style-name="P18"><text:tab/><text:tab/><text:tab/>мп</text:p>
          </table:table-cell>
          <table:table-cell table:style-name="Таблица1.A1" office:value-type="string">
            <text:p text:style-name="P20">ИП(ООО,ОАО)__________________________________Адрес:__________________________________________ИНН:__________________________________________ОГРН:__________________________________________паспорт_________________________________________телефон______________________________________</text:p>
            <text:p text:style-name="P28"/>
            <text:p text:style-name="P28">_________________ <text:s text:c="8"/></text:p>
            <text:p text:style-name="P19"><text:tab/><text:tab/><text:tab/>мп</text:p>
          </table:table-cell>
        </table:table-row>
      </table:table>
      <text:p text:style-name="P31"/>
      <text:p text:style-name="P23">Управление Федерального казначейства по Иркутской области (КУМИ г. Братска)</text:p>
      <text:p text:style-name="P21">ГРКЦ ГУ Банка России по Иркутской области г. Иркутск</text:p>
      <text:p text:style-name="P21">БИК 042520001, Сч 40101810900000010001, ИНН 3803201800, КПП 380401001,</text:p>
      <text:p text:style-name="P23">ОКТМО 25714000, КБК 90111105034041000120</text:p>
      <text:p text:style-name="P23">оплата аренды по договору от _________№ 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/>
    </style:style>
    <style:style style:name="Iau_3f_iue" style:display-name="Iau?iue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caaieiaie_20_2" style:display-name="caaieiaie 2" style:family="paragraph" style:parent-style-name="Iau_3f_iue" style:next-style-name="Iau_3f_iue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Iacaaiea" style:family="paragraph" style:parent-style-name="Iau_3f_iue">
      <style:paragraph-properties fo:margin-top="0.035cm" fo:margin-bottom="0.035cm" fo:text-align="center" style:justify-single-word="false" fo:orphans="0" fo:widows="0"/>
      <style:text-properties fo:font-size="12pt" style:font-size-asian="12pt"/>
    </style:style>
    <style:style style:name="Iniiaiie_20_oaeno_20_3" style:display-name="Iniiaiie oaeno 3" style:family="paragraph" style:parent-style-name="Iau_3f_iue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FR1" style:family="paragraph">
      <style:paragraph-properties fo:margin="100%" fo:margin-left="0.071cm" fo:margin-right="0cm" fo:margin-top="0.035cm" fo:margin-bottom="0cm" fo:line-height="108%" fo:text-align="justify" style:justify-single-word="false" fo:orphans="0" fo:widows="0" fo:text-indent="1.023cm" style:auto-text-indent="false"/>
      <style:text-properties style:use-window-font-color="true" style:font-name="Times New Roman" fo:font-size="11pt" fo:language="ru" fo:country="RU" style:font-name-asian="Arial" style:font-size-asian="11pt" style:font-name-complex="Times New Roman" style:font-size-complex="10pt" style:language-complex="ar" style:country-complex="SA"/>
    </style:style>
    <style:style style:name="Iniiaiie_20_oaeno_20_n_20_ionooiii_20_3" style:display-name="Iniiaiie oaeno n ionooiii 3" style:family="paragraph" style:parent-style-name="Iau_3f_iue">
      <style:paragraph-properties fo:margin="100%" fo:margin-left="1.529cm" fo:margin-right="0cm" fo:margin-top="0cm" fo:margin-bottom="0cm" fo:text-align="justify" style:justify-single-word="false" fo:orphans="0" fo:widows="0" fo:text-indent="1.011cm" style:auto-text-indent="false"/>
      <style:text-properties fo:font-size="12pt" style:font-size-asian="12pt"/>
    </style:style>
    <style:style style:name="Iniiaiie_20_oaeno_20_2" style:display-name="Iniiaiie oaeno 2" style:family="paragraph" style:parent-style-name="Iau_3f_iue">
      <style:paragraph-properties fo:margin="100%" fo:margin-left="0cm" fo:margin-right="0cm" fo:margin-top="0.035cm" fo:margin-bottom="0.035cm" fo:text-align="justify" style:justify-single-word="false" fo:orphans="0" fo:widows="0" fo:text-indent="1.249cm" style:auto-text-indent="false"/>
      <style:text-properties fo:font-size="12pt" style:font-size-asian="12pt"/>
    </style:style>
    <style:style style:name="Список_20_5" style:display-name="Список 5" style:family="paragraph" style:parent-style-name="Standard">
      <style:paragraph-properties fo:margin="100%" fo:margin-left="2.496cm" fo:margin-right="0cm" fo:margin-top="0cm" fo:margin-bottom="0cm" fo:line-height="108%" fo:text-align="justify" style:justify-single-word="false" fo:orphans="0" fo:widows="0" fo:text-indent="-0.499cm" style:auto-text-indent="false"/>
      <style:text-properties fo:font-size="9pt" style:font-size-asian="9pt" style:font-size-complex="10pt"/>
    </style:style>
    <style:style style:name="_20_Знак" style:display-name=" Знак" style:family="paragraph" style:parent-style-name="Standard">
      <style:paragraph-properties fo:margin-top="0.494cm" fo:margin-bottom="0.494cm"/>
      <style:text-properties style:font-name="Tahoma" fo:font-size="10pt" fo:language="en" fo:country="US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Body_20_Text_20_2" style:display-name="Body Text 2" style:family="paragraph" style:parent-style-name="Standard">
      <style:paragraph-properties fo:margin="100%" fo:margin-left="0.071cm" fo:margin-right="0cm" fo:margin-top="0cm" fo:margin-bottom="0cm" fo:line-height="105%" fo:text-indent="0cm" style:auto-text-indent="false" style:text-autospace="none" style:punctuation-wrap="simple" style:vertical-align="baseline"/>
      <style:text-properties fo:font-size="10pt" style:font-size-asian="10pt" style:font-size-complex="10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8Num2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0.5pt" fo:font-weight="bold" style:font-size-asian="10.5pt" style:font-weight-asian="bold" style:font-size-complex="10.5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86cm" fo:text-indent="-1.164cm" fo:margin-left="1.986cm"/>
        </style:list-level-properties>
      </text:list-level-style-number>
      <text:list-level-style-number text:level="3" style:num-suffix="." style:num-format="1" text:start-value="13" text:display-levels="3">
        <style:list-level-properties text:list-level-position-and-space-mode="label-alignment">
          <style:list-level-label-alignment text:label-followed-by="listtab" text:list-tab-stop-position="2.279cm" fo:text-indent="-1.27cm" fo:margin-left="2.27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66cm" fo:text-indent="-1.27cm" fo:margin-left="2.4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88cm" fo:text-indent="-1.905cm" fo:margin-left="3.28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75cm" fo:text-indent="-1.905cm" fo:margin-left="3.4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97cm" fo:text-indent="-2.54cm" fo:margin-left="4.2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84cm" fo:text-indent="-2.54cm" fo:margin-left="4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306cm" fo:text-indent="-3.175cm" fo:margin-left="5.3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№  ________</dc:title>
    <meta:initial-creator>VorEL</meta:initial-creator>
    <meta:creation-date>2009-10-14T09:47:00</meta:creation-date>
    <dc:creator>Наталья  Бодрова </dc:creator>
    <dc:date>2014-01-30T11:20:18.53</dc:date>
    <meta:print-date>2012-11-14T10:56:38.76</meta:print-date>
    <meta:editing-cycles>132</meta:editing-cycles>
    <meta:editing-duration>PT21H13M7S</meta:editing-duration>
    <meta:generator>OpenOffice/4.0.0$Win32 OpenOffice.org_project/400m3$Build-9702</meta:generator>
    <meta:printed-by>Наталья Василишина</meta:printed-by>
    <meta:document-statistic meta:table-count="1" meta:image-count="0" meta:object-count="0" meta:page-count="5" meta:paragraph-count="125" meta:word-count="2086" meta:character-count="16942"/>
  </office:meta>
</office:document-meta>
</file>